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1, 2009, 24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office:value-type="string">
            <text:p>TestNodeGenerator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Veel tests falen; testUndefined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heel veel andere tes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00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00:09:07</dc:date>
    <meta:editing-cycles>138</meta:editing-cycles>
    <meta:editing-duration>PT238H46M54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